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65.09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115.76mm"/>
    </style:style>
    <style:style style:name="co10" style:family="table-column">
      <style:table-column-properties fo:break-before="auto" style:column-width="19.05mm"/>
    </style:style>
    <style:style style:name="ro1" style:family="table-row">
      <style:table-row-properties style:row-height="2.26mm" fo:break-before="auto" style:use-optimal-row-height="false"/>
    </style:style>
    <style:style style:name="ro2" style:family="table-row">
      <style:table-row-properties style:row-height="5.8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9.9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4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2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mm"/>
    </style:style>
    <style:style style:name="ce18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mm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column table:style-name="co10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8" table:number-rows-spanned="1">
            <text:p>PRODUCT BACKLOG</text:p>
          </table:table-cell>
          <table:covered-table-cell table:number-columns-repeated="5"/>
          <table:covered-table-cell table:style-name="ce29"/>
          <table:covered-table-cell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VALUE POINTS</text:p>
          </table:table-cell>
          <table:table-cell table:style-name="ce4" office:value-type="string" calcext:value-type="string">
            <text:p>STORY POINTS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BFTB</text:p>
          </table:table-cell>
          <table:table-cell table:style-name="ce4" office:value-type="string" calcext:value-type="string">
            <text:p>LINK API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 table:number-columns-spanned="1" table:number-rows-spanned="5">
            <text:p>FIRST SPRINT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Informazioni sui Clienti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27" office:value-type="string" calcext:value-type="string">
            <text:p><text:s/>l'amministratore del sito può creare, modificare, cancellare e leggere gli utenti del proprio sito</text:p>
          </table:table-cell>
          <table:table-cell table:style-name="ce30" office:value-type="float" office:value="4.26" calcext:value-type="float">
            <text:p>4,26</text:p>
          </table:table-cell>
          <table:table-cell table:style-name="ce32" office:value-type="string" calcext:value-type="string">
            <text:p><text:a xlink:href="https://speedwagonfoundation-app.herokuapp.com/users" xlink:type="simple">https://speedwagonfoundation-app.herokuapp.com/users</text:a>    <text:a xlink:href="https://speedwagonfoundation-app.herokuapp.com/users/:id" xlink:type="simple">https://speedwagonfoundation-app.herokuapp.com/users/:id</text:a></text:p>
          </table:table-cell>
          <table:table-cell table:number-columns-repeated="1015"/>
        </table:table-row>
        <table:table-row table:style-name="ro4">
          <table:covered-table-cell table:style-name="ce20"/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Sezione delle schede per l’allenamento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34" calcext:value-type="float">
            <text:p>34</text:p>
          </table:table-cell>
          <table:table-cell table:style-name="ce27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27" office:value-type="string" calcext:value-type="string">
            <text:p><text:s/>l'atleta visiona la scheda fornitagli dal personal trainer, mentre il PT crea la scheda</text:p>
          </table:table-cell>
          <table:table-cell table:style-name="ce30" office:value-type="float" office:value="2.62" calcext:value-type="float">
            <text:p>2,62</text:p>
          </table:table-cell>
          <table:table-cell table:style-name="ce32" office:value-type="string" calcext:value-type="string">
            <text:p><text:a xlink:href="https://speedwagonfoundation-app.herokuapp.com/schede" xlink:type="simple">https://speedwagonfoundation-app.herokuapp.com/schede</text:a>     <text:a xlink:href="https://speedwagonfoundation-app.herokuapp.com/schede/:id" xlink:type="simple">https://speedwagonfoundation-app.herokuapp.com/schede/:id</text:a></text:p>
          </table:table-cell>
          <table:table-cell table:number-columns-repeated="1015"/>
        </table:table-row>
        <table:table-row table:style-name="ro4">
          <table:covered-table-cell table:style-name="ce20"/>
          <table:table-cell table:style-name="ce23" office:value-type="float" office:value="3" calcext:value-type="float">
            <text:p>3</text:p>
          </table:table-cell>
          <table:table-cell table:style-name="ce27" office:value-type="string" calcext:value-type="string">
            <text:p>Consigli del Personal Trainer tramite Chat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3" calcext:value-type="float">
            <text:p>13</text:p>
          </table:table-cell>
          <table:table-cell table:style-name="ce27" office:value-type="string" calcext:value-type="string">
            <text:p>Test creazione e modifica consiglio / Test visualizzazione consiglio</text:p>
          </table:table-cell>
          <table:table-cell table:style-name="ce27" office:value-type="string" calcext:value-type="string">
            <text:p>l'atleta visiona i consigli alimentari e sullo stile di vita fornitogli dal personal trainer e li legge dalla chat con il PT, mentre il PT li crea</text:p>
          </table:table-cell>
          <table:table-cell table:style-name="ce30" office:value-type="float" office:value="2.61" calcext:value-type="float">
            <text:p>2,61</text:p>
          </table:table-cell>
          <table:table-cell table:style-name="Default"/>
          <table:table-cell table:number-columns-repeated="1015"/>
        </table:table-row>
        <table:table-row table:style-name="ro4">
          <table:covered-table-cell table:style-name="ce20"/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<text:s/>Informazioni di tutta la Palestra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27" office:value-type="string" calcext:value-type="string">
            <text:p>poter ottenere Info circa a Orari, tipi di Corsi, Nomi degli Istruttori, e Sale disponibili per l'allenamento</text:p>
          </table:table-cell>
          <table:table-cell table:style-name="ce30" office:value-type="float" office:value="2.2" calcext:value-type="float">
            <text:p>2,2</text:p>
          </table:table-cell>
          <table:table-cell table:style-name="ce33" office:value-type="string" calcext:value-type="string">
            <text:p><text:a xlink:href="https://speedwagonfoundation-app.herokuapp.com/info" xlink:type="simple">https://speedwagonfoundation-app.herokuapp.com/info</text:a>   <text:a xlink:href="https://speedwagonfoundation-app.herokuapp.com/info/:id" xlink:type="simple">https://speedwagonfoundation-app.herokuapp.com/info/:id</text:a>    <text:a xlink:href="https://speedwagonfoundation-app.herokuapp.com/info/:id/:key" xlink:type="simple">https://speedwagonfoundation-app.herokuapp.com/info/:id/:key</text:a></text:p>
          </table:table-cell>
          <table:table-cell table:number-columns-repeated="1015"/>
        </table:table-row>
        <table:table-row table:style-name="ro4">
          <table:covered-table-cell table:style-name="ce20"/>
          <table:table-cell table:style-name="ce23" office:value-type="float" office:value="5" calcext:value-type="float">
            <text:p>5</text:p>
          </table:table-cell>
          <table:table-cell table:style-name="ce27" office:value-type="string" calcext:value-type="string">
            <text:p>Registrazione dei miglioramenti e Storico dei Miglioramenti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string" calcext:value-type="string">
            <text:p>Test con username già esistente / Test con password non valida per la sicurezza / Test ricezione email di conferma per registrazione effettuata</text:p>
          </table:table-cell>
          <table:table-cell table:style-name="ce27" office:value-type="string" calcext:value-type="string">
            <text:p>l'atleta inserisce i propri miglioramenti prestazionali e ne viene visualizzato il progresso</text:p>
            <text:p/>
          </table:table-cell>
          <table:table-cell table:style-name="ce30" table:formula="of:=[.D8]/[.E8]" office:value-type="float" office:value="2" calcext:value-type="float">
            <text:p>2</text:p>
          </table:table-cell>
          <table:table-cell table:style-name="ce17"/>
          <table:table-cell table:number-columns-repeated="1015"/>
        </table:table-row>
        <table:table-row table:style-name="ro3" table:number-rows-repeated="2">
          <table:table-cell/>
          <table:table-cell table:style-name="ce8"/>
          <table:table-cell table:style-name="ce14"/>
          <table:table-cell table:style-name="ce8" table:number-columns-repeated="2"/>
          <table:table-cell table:style-name="ce14" table:number-columns-repeated="2"/>
          <table:table-cell table:style-name="ce18"/>
          <table:table-cell table:style-name="ce9"/>
          <table:table-cell table:number-columns-repeated="1015"/>
        </table:table-row>
        <table:table-row table:style-name="ro3" table:number-rows-repeated="2">
          <table:table-cell/>
          <table:table-cell table:style-name="ce9" table:number-columns-repeated="7"/>
          <table:table-cell table:style-name="ce10"/>
          <table:table-cell table:number-columns-repeated="1015"/>
        </table:table-row>
        <table:table-row table:style-name="ro3">
          <table:table-cell/>
          <table:table-cell table:style-name="ce10" table:number-columns-repeated="8"/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1:10:29.50298342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1-06T17:40:04Z</meta:creation-date>
    <dc:date>2019-12-12T11:47:56.763252582</dc:date>
    <meta:editing-cycles>23</meta:editing-cycles>
    <meta:editing-duration>PT2H24M35S</meta:editing-duration>
    <meta:document-statistic meta:table-count="1" meta:cell-count="48" meta:object-count="0"/>
  </office:meta>
</office:document-meta>
</file>